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30d279" officeooo:paragraph-rsid="0030d279"/>
    </style:style>
    <style:style style:name="P2" style:family="paragraph" style:parent-style-name="Heading_20_1">
      <style:text-properties officeooo:rsid="0030d279" officeooo:paragraph-rsid="0030d279"/>
    </style:style>
    <style:style style:name="P3" style:family="paragraph" style:parent-style-name="Text_20_body">
      <style:text-properties fo:font-weight="normal" officeooo:rsid="00126b6e" officeooo:paragraph-rsid="0031c4b3" style:font-weight-asian="normal" style:font-weight-complex="normal"/>
    </style:style>
    <style:style style:name="P4" style:family="paragraph" style:parent-style-name="Text_20_body" style:list-style-name="L1">
      <style:text-properties fo:font-weight="normal" officeooo:rsid="00126b6e" officeooo:paragraph-rsid="0031c4b3" style:font-weight-asian="normal" style:font-weight-complex="normal"/>
    </style:style>
    <style:style style:name="P5" style:family="paragraph" style:parent-style-name="Text_20_body">
      <style:text-properties officeooo:rsid="0030d279" officeooo:paragraph-rsid="0030d279"/>
    </style:style>
    <style:style style:name="P6" style:family="paragraph" style:parent-style-name="Text_20_body">
      <style:text-properties officeooo:paragraph-rsid="0037ec69"/>
    </style:style>
    <style:style style:name="P7" style:family="paragraph" style:parent-style-name="Text_20_body">
      <style:text-properties officeooo:paragraph-rsid="003a103c"/>
    </style:style>
    <style:style style:name="P8" style:family="paragraph" style:parent-style-name="Heading_20_1">
      <style:text-properties officeooo:paragraph-rsid="0030d279"/>
    </style:style>
    <style:style style:name="P9" style:family="paragraph" style:parent-style-name="Text_20_body">
      <style:text-properties officeooo:paragraph-rsid="0030d279"/>
    </style:style>
    <style:style style:name="P10" style:family="paragraph" style:parent-style-name="Heading_20_2">
      <style:text-properties officeooo:rsid="0030d279" officeooo:paragraph-rsid="0030d279"/>
    </style:style>
    <style:style style:name="P11" style:family="paragraph" style:parent-style-name="Text_20_body" style:list-style-name="L2">
      <style:paragraph-properties fo:margin-top="0cm" fo:margin-bottom="0cm" style:contextual-spacing="false"/>
      <style:text-properties officeooo:rsid="00126b6e"/>
    </style:style>
    <style:style style:name="P12" style:family="paragraph" style:parent-style-name="Text_20_body" style:list-style-name="L2">
      <style:text-properties officeooo:rsid="00126b6e"/>
    </style:style>
    <style:style style:name="P13" style:family="paragraph" style:parent-style-name="Heading_20_2">
      <style:paragraph-properties fo:margin-top="0cm" fo:margin-bottom="0.247cm" style:contextual-spacing="false" fo:line-height="115%"/>
      <style:text-properties officeooo:rsid="00126b6e"/>
    </style:style>
    <style:style style:name="P14" style:family="paragraph" style:parent-style-name="Text_20_body">
      <style:text-properties officeooo:rsid="00126b6e"/>
    </style:style>
    <style:style style:name="P15" style:family="paragraph" style:parent-style-name="Text_20_body">
      <style:paragraph-properties fo:margin-left="0cm" fo:margin-right="0cm" fo:text-indent="0cm" style:auto-text-indent="false"/>
      <style:text-properties officeooo:rsid="00126b6e"/>
    </style:style>
    <style:style style:name="T1" style:family="text">
      <style:text-properties officeooo:rsid="003227d3"/>
    </style:style>
    <style:style style:name="T2" style:family="text">
      <style:text-properties fo:font-style="italic" officeooo:rsid="003227d3" style:font-style-asian="italic" style:font-style-complex="italic"/>
    </style:style>
    <style:style style:name="T3" style:family="text">
      <style:text-properties officeooo:rsid="0031c4b3"/>
    </style:style>
    <style:style style:name="T4" style:family="text">
      <style:text-properties officeooo:rsid="0030d279"/>
    </style:style>
    <style:style style:name="T5" style:family="text">
      <style:text-properties officeooo:rsid="003546b8"/>
    </style:style>
    <style:style style:name="T6" style:family="text">
      <style:text-properties officeooo:rsid="0037ec69"/>
    </style:style>
    <style:style style:name="T7" style:family="text">
      <style:text-properties officeooo:rsid="003b74ea"/>
    </style:style>
    <style:style style:name="T8" style:family="text">
      <style:text-properties officeooo:rsid="003c3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 e LaTeX</text:p>
      <text:h text:style-name="P2" text:outline-level="1">Cosa è il LaTeX?</text:h>
      <text:p text:style-name="P3"><text:span text:style-name="T1">Il </text:span>TeX, <text:span text:style-name="T1">letto come </text:span><text:span text:style-name="T2">tek</text:span>, è un <text:span text:style-name="T3">linguaggio di programmazione per la scrittura</text:span> tipografica progettato e scritto da Donald Knuth e pubblicato per la prima volta nel 1978. </text:p>
      <text:p text:style-name="P3">TeX è stato progettato con due obiettivi principali:</text:p>
      <text:list text:style-name="L1">
        <text:list-item>
          <text:p text:style-name="P4">consentire a chiunque di produrre libri di alta qualità con il minimo sforzo;</text:p>
        </text:list-item>
        <text:list-item>
          <text:p text:style-name="P4">fornire un sistema che desse esattamente gli stessi risultati su tutti i computer, in qualsiasi momento</text:p>
        </text:list-item>
      </text:list>
      <text:p text:style-name="P5">Le lettere del nome rappresentano le lettere maiuscole greche tau, epsilon e chi, poiché TeX è l'abbreviazione di τέχνη (ΤΕΧΝΗ technē), termine greco che significa sia “arte” che “mestiere”.</text:p>
      <text:p text:style-name="P6"><text:span text:style-name="T4">LaTeX è un sistema software per la composizione di documenti, basato sul TeX, </text:span><text:span text:style-name="T5">che lo rende</text:span><text:span text:style-name="T4"> più </text:span><text:span text:style-name="T5">semplice</text:span><text:span text:style-name="T4">: TeX gestisce il layout del documento, mentre LaTeX gestisce il contenuto per l'elaborazione del documento. Poiché i comandi di formattazione di TeX sono </text:span><text:span text:style-name="T6">basilari</text:span><text:span text:style-name="T4">, </text:span><text:span text:style-name="T6">LaTeX</text:span><text:span text:style-name="T4"> fornisce agli autori comandi già pronti per le esigenze di formattazione e layout come titoli di capitolo, note a piè di pagina, riferimenti incrociati e bibliografie. </text:span></text:p>
      <text:p text:style-name="P7">Il sistema TeX conosce con precisione le dimensioni di tutti i caratteri e simboli e, utilizzando queste informazioni, calcola la disposizione ottimale delle lettere per riga e delle righe per pagina. Quindi produce un file DVI (“DeVice Independent”) contenente le posizioni finali di tutti i caratteri. Oggigiorno viene spesso utilizzato pdfTeX, che bypassa completamente la generazione DVI. Il sistema TeX di base comprende circa 300 comandi, chiamati primitivi. Questi comandi di basso livello vengono raramente utilizzati direttamente dagli utenti e la maggior parte delle funzionalità è fornita dai file di formato. Il formato più utilizzato è LaTeX, originariamente sviluppato da Leslie Lamport, che incorpora stili di documento per libri, lettere, diapositive, ecc. e aggiunge il supporto per i riferimenti e la numerazione automatica di sezioni ed equazioni. </text:p>
      <text:h text:style-name="P8" text:outline-level="1"><text:span text:style-name="T4">Perché usarlo?</text:span></text:h>
      <text:p text:style-name="P9">LaTeX <text:span text:style-name="T7">permette</text:span> <text:span text:style-name="T7">a</text:span>gli autori <text:span text:style-name="T7">di </text:span>concentrarsi sul contenuto di ciò che stanno scrivendo senza doversi occupare contemporaneamente del suo aspetto visivo: l'autore specifica la struttura logica utilizzando concetti semplici e familiari come capitolo, sezione, tabella, figura, ecc. e lascia che sia il sistema LaTeX a gestire la formattazione e il layout di queste strutture. Di conseguenza, incoraggia la separazione del layout dal contenuto, pur consentendo comunque di apportare modifiche manuali alla composizione tipografica ogni volta che è necessario. </text:p>
      <text:p text:style-name="P9"/>
      <text:p text:style-name="P9">LaTeX è un linguaggio potente e versatile che può essere utilizzato per creare documenti chiari e precisi. Dispone di un'ampia gamma di funzionalità che lo rendono la scelta ideale per la scrittura di documenti scientifici.</text:p>
      <text:p text:style-name="Text_20_body"/>
      <text:p text:style-name="Text_20_body"><text:soft-page-break/></text:p>
      <text:p text:style-name="Text_20_body"/>
      <text:p text:style-name="Text_20_body"/>
      <text:p text:style-name="P9"/>
      <text:h text:style-name="P2" text:outline-level="1">Meglio LaTeX o Word?</text:h>
      <text:p text:style-name="P9"/>
      <text:h text:style-name="P2" text:outline-level="1">Da dove inizio a scrivere in LaTeX?</text:h>
      <text:p text:style-name="P5">Bene, sono convinto. Ma ora come si comincia a scrivere il latex?</text:p>
      <text:h text:style-name="P10" text:outline-level="2">Approccio semplice: Overleaf</text:h>
      <text:p text:style-name="P5"/>
      <text:h text:style-name="P10" text:outline-level="2">Approccio completo: TeXStudio + TeXLiv<text:span text:style-name="T8">e</text:span></text:h>
      <text:p text:style-name="P5"/>
      <text:list text:style-name="L2">
        <text:list-item>
          <text:p text:style-name="P11"><text:span text:style-name="Strong_20_Emphasis">Easy Formatting:</text:span> LaTeX provides a very powerful, yet easy-to-learn way of formatting documents. It offers a consistent and uniform layout, which can be used to create a variety of documents such as books, reports, slides, and more.</text:p>
        </text:list-item>
        <text:list-item>
          <text:p text:style-name="P11"><text:span text:style-name="Strong_20_Emphasis">Advanced Mathematics:</text:span> LaTeX is especially useful for writing scientific documents, as it provides a wide range of mathematical symbols and equations. It is also capable of typesetting complex mathematical equations accurately and professionally.</text:p>
        </text:list-item>
        <text:list-item>
          <text:p text:style-name="P11"><text:span text:style-name="Strong_20_Emphasis">Cross-Platform Compatible: </text:span>LaTeX is a cross-platform software that can be used on various operating systems, including Linux, Windows, and Mac OS. This means that documents created in LaTeX can be easily shared across multiple platforms.</text:p>
        </text:list-item>
        <text:list-item>
          <text:p text:style-name="P11"><text:span text:style-name="Strong_20_Emphasis">Professional Look and Feel:</text:span> LaTeX documents generally have a professional look and feel. This is because it provides a consistent formatting style that can be used to create complex documents with ease.</text:p>
        </text:list-item>
        <text:list-item>
          <text:p text:style-name="P11"><text:span text:style-name="Strong_20_Emphasis">Open Source:</text:span> LaTeX is open-source software, which means that it is free to use and modify. It also has a large community of developers who are constantly improving and expanding the system, making it a great choice for any document project.</text:p>
        </text:list-item>
        <text:list-item>
          <text:p text:style-name="P11"><text:span text:style-name="Strong_20_Emphasis">Flexibility:</text:span> LaTeX offers a great deal of flexibility in terms of document structure. It is possible to create documents with multiple levels of headings, subheadings, and footnotes, as well as to create tables and figures.</text:p>
        </text:list-item>
        <text:list-item>
          <text:p text:style-name="P11"><text:span text:style-name="Strong_20_Emphasis">Automated Processes:</text:span> LaTeX has a number of automated processes which can be used to speed up the document production process. These include automated indexing, reference generation, and equation numbering.</text:p>
        </text:list-item>
        <text:list-item>
          <text:p text:style-name="P11"><text:span text:style-name="Strong_20_Emphasis">Collaboration: </text:span>LaTeX is a great choice for collaborative documents. It allows multiple users to work on the same document simultaneously and make changes and additions quickly and easily.</text:p>
        </text:list-item>
        <text:list-item>
          <text:p text:style-name="P11"><text:soft-page-break/><text:span text:style-name="Strong_20_Emphasis">Security:</text:span> LaTeX files are encrypted, meaning that they cannot be edited without the correct password. This ensures that documents remain secure and confidential.</text:p>
        </text:list-item>
        <text:list-item>
          <text:p text:style-name="P11"><text:span text:style-name="Strong_20_Emphasis">Compatibility:</text:span> LaTeX is compatible with a number of different types of documents and can be used to create PDFs, HTML pages, and even PowerPoint presentations.</text:p>
        </text:list-item>
        <text:list-item>
          <text:p text:style-name="P11"><text:span text:style-name="Strong_20_Emphasis">Cost: </text:span>LaTeX is free to download and use, making it an economical choice for document production.</text:p>
        </text:list-item>
        <text:list-item>
          <text:p text:style-name="P11"><text:span text:style-name="Strong_20_Emphasis">Easy to Learn: </text:span>LaTeX is relatively easy to learn, and can be picked up quickly, even by those with limited experience.</text:p>
        </text:list-item>
        <text:list-item>
          <text:p text:style-name="P11"><text:span text:style-name="Strong_20_Emphasis">Customization: </text:span>LaTeX offers many customization options, allowing users to create documents to their exact specifications.</text:p>
        </text:list-item>
        <text:list-item>
          <text:p text:style-name="P11"><text:span text:style-name="Strong_20_Emphasis">Consistency:</text:span> LaTeX ensures consistency across different documents, allowing users to create a unified look and feel throughout their work.</text:p>
        </text:list-item>
        <text:list-item>
          <text:p text:style-name="P11"><text:span text:style-name="Strong_20_Emphasis">Publishing:</text:span> LaTeX is widely used by publishers, making it easy to submit documents for publishing.</text:p>
        </text:list-item>
        <text:list-item>
          <text:p text:style-name="P11"><text:span text:style-name="Strong_20_Emphasis">Scalability:</text:span> LaTeX is designed to be scalable, allowing users to create documents of any length and complexity.</text:p>
        </text:list-item>
        <text:list-item>
          <text:p text:style-name="P11"><text:span text:style-name="Strong_20_Emphasis">Extensibility:</text:span> LaTeX is highly extensible, allowing users to add custom functions and features to suit their needs.</text:p>
        </text:list-item>
        <text:list-item>
          <text:p text:style-name="P11"><text:span text:style-name="Strong_20_Emphasis">Accessibility:</text:span> LaTeX is designed to be accessible, allowing users to view and edit documents on any operating system.</text:p>
        </text:list-item>
        <text:list-item>
          <text:p text:style-name="P11"><text:span text:style-name="Strong_20_Emphasis">Versatility: </text:span>LaTeX is versatile, allowing users to easily switch between different types of documents, such as books, reports, and slides.</text:p>
        </text:list-item>
        <text:list-item>
          <text:p text:style-name="P12"><text:span text:style-name="Strong_20_Emphasis">Support: </text:span>LaTeX is supported by a large community of developers and users, making it easy to find help and advice when needed.</text:p>
        </text:list-item>
      </text:list>
      <text:h text:style-name="P13" text:outline-level="2">Conclusion </text:h>
      <text:p text:style-name="P14">LaTeX is a powerful and popular document production system that offers a range of benefits for users. As open-source software, it is free to download and use, making it an economical choice for document production. It is relatively easy to learn and provides a consistent formatting style, allowing users to create complex documents with ease.</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3-04T15:21:21.500363094</dc:date>
    <meta:editing-duration>PT12H3M3S</meta:editing-duration>
    <meta:editing-cycles>31</meta:editing-cycles>
    <meta:generator>LibreOffice/25.2.3.2$Linux_X86_64 LibreOffice_project/520$Build-2</meta:generator>
    <meta:document-statistic meta:table-count="0" meta:image-count="0" meta:object-count="0" meta:page-count="3" meta:paragraph-count="39" meta:word-count="1019" meta:character-count="6577" meta:non-whitespace-character-count="5614"/>
  </office:meta>
</office:document-meta>
</file>